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officeooo:rsid="000baf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Vacances à Douarnenez</text:p>
      <text:p text:style-name="Standard">Pour deux semaines (dernière semaine de juillet et première semaine d'août) Marie, Arnaud, Raphaël et Corentin sont en vacances à Douarnenez dans la maison de Martine, mon ex-épouse. Elle est depuis deux ans atteinte d'une maladie neurodégénérative apparenté [Alzheimer](https://fr.wikipedia.org/wiki/Maladie_d%27Alzheimer). Elle est en [EHPAD](https://fr.wikipedia.org/wiki/%C3%89tablissement_d%27h%C3%A9bergement_pour_personnes_%C3%A2g%C3%A9es_d%C3%A9pendantes) à Meudon-la-forêt, en [Île-de-France](https://fr.wikipedia.org/wiki/%C3%8Ele-de-France). Arnaud et Bruno, mes deux enfants en ont la responsabilité par l'intermédiaire d'une curatelle.</text:p>
      <text:p text:style-name="Standard">## Lundi 31 juillet 2023</text:p>
      <text:p text:style-name="Standard">Vers midi, j'ai quitté Saint-Molf à destination de Douarnenez pour rejoindre la famille d'Arnaud, mon fils aîné. Je m'arrête chez Renault à Quimper pour effectuer la charge de ma batterie. J'ai changé de Zoé récemment et j'ai maintenant une autonomie théorique de quatre cents kilomètres. L'opération nécessite environ deux heures et je serai tranquille pour mon retour à Saint-Molf mercredi prochain. je reprends la route pour Douarnenez et j'y arrive en fin d'après-midi. La conversation tourne autour du mauvais temps. En famille, ils ont vu Mission impossible avec Tom Cruise. pour le dîner, Marie cuisine le [Rougail saucisses](https://fr.wikipedia.org/wiki/Rougail_saucisses) d'origine réunionnaise et nous nous régalons.</text:p>
      <text:p text:style-name="Standard"/>
      <text:p text:style-name="Standard">## Mardi premier août 2023</text:p>
      <text:p text:style-name="Standard">Au petit déjeuner [Marie](http://marie.loisonleruste.free.fr/Marie_Loison-Leruste/Accueil.html) parle de son [habilitation à diriger des recherches (HDR)](https://fr.wikipedia.org/wiki/Habilitation_%C3%A0_diriger_des_recherches) pour laquelle elle a choisi comme sujet : "Les femmes sans domicile". Pour rédiger ce document épais de 500 pages, elle a entre chose rencontré une trentaine de femmes dans des centres d'hébergement. En allant chercher des huitres sur le port, je rencontre Annick Dalibot qui m'invite un boire un café au café de l'Yser où elle a ses habitudes. Elle est une amie d'enfance de Martine. Bernard est son mari, je les connais bien tous les deux car ils m'ont invité, il y a une dizaine d'années, à naviguer sur leur voilier durant une semaine, en mer Méditéranée, au large de la Turquie. Nous avons reparlé de la ville de [Fethiye](https://fr.wikipedia.org/wiki/Fethiye_(Mu%C4%9Fla)) qui est une station balnaire très touristique. Nous l'avions baptisé le Saint-Tropez de la Turquie. L'après-midi, pendant que Marie suivait son programme de Thalassothérapie, en raison du mauvais temps, nous somme<text:span text:style-name="T1">s</text:span> allé<text:span text:style-name="T1">s</text:span> voir dans un cinéma de Quimper, "Indiana Jo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3T16:26:37.741979417</meta:creation-date>
    <dc:date>2023-08-03T16:28:31.207674949</dc:date>
    <meta:editing-duration>PT1M53S</meta:editing-duration>
    <meta:editing-cycles>1</meta:editing-cycles>
    <meta:document-statistic meta:table-count="0" meta:image-count="0" meta:object-count="0" meta:page-count="1" meta:paragraph-count="6" meta:word-count="344" meta:character-count="2626" meta:non-whitespace-character-count="2288"/>
    <meta:generator>LibreOffice/6.4.7.2$Linux_X86_64 LibreOffice_project/40$Build-2</meta:generator>
  </office:meta>
</office:document-meta>
</file>